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true" fo:min-height="0cm" fo:min-width="0cm" fo:wrap-option="no-wrap"/>
    </style:style>
    <style:style style:name="gr5" style:family="graphic" style:parent-style-name="standard" style:list-style-name="L1">
      <style:graphic-properties draw:fill="solid" draw:fill-color="#3deb3d" draw:textarea-horizontal-align="justify" draw:textarea-vertical-align="middle" draw:auto-grow-height="true" fo:min-height="0cm" fo:min-width="0cm" fo:wrap-option="no-wrap"/>
    </style:style>
    <style:style style:name="gr6" style:family="graphic" style:parent-style-name="standard" style:list-style-name="L1">
      <style:graphic-properties draw:fill="solid" draw:fill-color="#3deb3d" draw:textarea-horizontal-align="justify" draw:textarea-vertical-align="middle" draw:auto-grow-height="tru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true"/>
    </style:style>
    <style:style style:name="gr8" style:family="graphic" style:parent-style-name="standard">
      <style:graphic-properties svg:stroke-width="0.1cm" svg:stroke-color="#00ff00" draw:marker-start-width="0.8cm" draw:marker-end-width="0.8cm" draw:textarea-horizontal-align="justify" draw:textarea-vertical-align="middle" draw:auto-grow-height="true" fo:min-height="0.714cm" fo:min-width="1.197cm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true" fo:min-height="0.714cm" fo:min-width="1.761cm"/>
    </style:style>
    <style:style style:name="gr10" style:family="graphic" style:parent-style-name="standard">
      <style:graphic-properties svg:stroke-width="0.1cm" svg:stroke-color="#00ff00" draw:marker-start-width="0.65cm" draw:marker-end-width="0.65cm" draw:textarea-horizontal-align="justify" draw:textarea-vertical-align="middle" draw:auto-grow-height="true" fo:min-height="0.714cm" fo:min-width="1.761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5cm" draw:marker-end-width="0.5cm" draw:textarea-horizontal-align="justify" draw:textarea-vertical-align="middle" draw:auto-grow-height="true" fo:min-height="0.465cm" fo:min-width="1.856cm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true" fo:min-height="0.713cm" fo:min-width="2.3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cm" svg:stroke-color="#00ff00" draw:marker-start-width="0.65cm" draw:marker-end-width="0.65cm" draw:textarea-horizontal-align="justify" draw:textarea-vertical-align="middle" draw:auto-grow-height="true" fo:min-height="0.042cm" fo:min-width="0.462cm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ff00" draw:marker-start-width="0.5cm" draw:marker-end-width="0.5cm" draw:textarea-horizontal-align="justify" draw:textarea-vertical-align="middle" draw:auto-grow-height="true" fo:min-height="0.714cm" fo:min-width="2.399cm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true" fo:min-height="0.713cm" fo:min-width="2.007cm" fo:padding-top="0.125cm" fo:padding-bottom="0.125cm" fo:padding-left="0.25cm" fo:padding-right="0.25cm"/>
    </style:style>
    <style:style style:name="gr17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true" fo:min-height="0.713cm" fo:min-width="2.361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3" style:family="paragraph">
      <style:text-properties fo:color="#00ae00" fo:font-size="40pt" style:font-size-asian="40pt" style:font-size-complex="40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  <style:style style:name="T3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4" style:family="text">
      <style:text-properties fo:language="en" fo:country="US"/>
    </style:style>
    <style:style style:name="T5" style:family="text">
      <style:text-properties fo:color="#00ae00" fo:font-family="Arial" style:font-style-name="Standard" style:font-family-generic="swiss" fo:font-size="40pt" style:font-family-asian="Arial" style:font-style-name-asian="Standard" style:font-family-generic-asian="swiss" style:font-size-asian="40pt" style:font-family-complex="Arial" style:font-style-name-complex="Standard" style:font-family-generic-complex="swiss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Arial" style:font-family-generic="roman" style:font-pitch="variable" fo:font-size="26pt" style:letter-kerning="true" style:font-family-asian="'Microsoft YaHei'" style:font-family-generic-asian="system" style:font-pitch-asian="variable" style:font-size-asian="26pt" style:font-family-complex="Mangal" style:font-family-generic-complex="system" style:font-pitch-complex="variable" style:font-size-complex="26pt"/>
    </style:style>
    <style:style style:name="T8" style:family="text">
      <style:text-properties fo:font-size="26pt" fo:language="en" fo:country="GB" style:font-size-asian="26pt" style:font-size-complex="26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23cm" svg:height="2.061cm" svg:x="7.442cm" svg:y="3.387cm">
          <text:p text:style-name="P1"><text:span text:style-name="T1">Initi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12cm" svg:height="2.06cm" svg:x="8.968cm" svg:y="8.687cm">
          <text:p text:style-name="P1"><text:span text:style-name="T1">Data available</text:span></text:p>
          <text:p text:style-name="P1"><text:span text:style-name="T1">Data sa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12cm" svg:height="2.06cm" svg:x="17.669cm" svg:y="6.488cm">
          <text:p text:style-name="P1"><text:span text:style-name="T2">Data</text:span><text:span text:style-name="T1"> available</text:span></text:p>
          <text:p text:style-name="P1"><text:span text:style-name="T2">New</text:span><text:span text:style-name="T1">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12cm" svg:height="2.06cm" svg:x="15.748cm" svg:y="12.511cm">
          <text:p text:style-name="P1"><text:span text:style-name="T1">Data available</text:span></text:p>
          <text:p text:style-name="P1"><text:span text:style-name="T1">Data chan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02cm" svg:height="2.06cm" svg:x="6.979cm" svg:y="14.788cm">
          <text:p text:style-name="P1"><text:span text:style-name="T1">Ter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503cm" svg:y1="5.448cm" svg:x2="11.528cm" svg:y2="8.687cm" draw:start-shape="id1" draw:start-glue-point="2" draw:end-shape="id2" svg:d="m9503 5448c0 2430 2025 811 2025 3239">
          <text:p/>
        </draw:connector>
        <draw:connector draw:style-name="gr3" draw:text-style-name="P1" draw:layer="layout" draw:type="curve" svg:x1="11.565cm" svg:y1="4.417cm" svg:x2="20.229cm" svg:y2="6.488cm" draw:start-shape="id1" draw:start-glue-point="1" draw:end-shape="id3" draw:end-glue-point="0" svg:d="m11565 4417c5776 0 8664 690 8664 2071">
          <text:p/>
        </draw:connector>
        <draw:connector draw:style-name="gr3" draw:text-style-name="P1" draw:layer="layout" draw:type="curve" svg:x1="11.528cm" svg:y1="10.747cm" svg:x2="15.748cm" svg:y2="13.541cm" draw:start-shape="id2" draw:start-glue-point="2" draw:end-shape="id4" draw:end-glue-point="3" svg:d="m11528 10747c0 1863 1406 2794 4220 2794">
          <text:p/>
        </draw:connector>
        <draw:connector draw:style-name="gr3" draw:text-style-name="P1" draw:layer="layout" draw:type="curve" svg:x1="18.308cm" svg:y1="12.511cm" svg:x2="14.088cm" svg:y2="9.717cm" draw:start-shape="id4" draw:start-glue-point="0" draw:end-shape="id2" draw:end-glue-point="1" svg:d="m18308 12511c0-1863-1406-2794-4220-2794">
          <text:p/>
        </draw:connector>
        <draw:connector draw:style-name="gr3" draw:text-style-name="P1" draw:layer="layout" draw:type="curve" svg:x1="17.669cm" svg:y1="7.518cm" svg:x2="14.088cm" svg:y2="9.717cm" draw:start-shape="id3" draw:start-glue-point="3" draw:end-shape="id2" draw:end-glue-point="1" svg:d="m17669 7518c-2685 0-895 2199-3581 2199">
          <text:p/>
        </draw:connector>
        <draw:connector draw:style-name="gr3" draw:text-style-name="P1" draw:layer="layout" draw:type="curve" svg:x1="11.528cm" svg:y1="10.747cm" svg:x2="9.489cm" svg:y2="14.788cm" draw:start-shape="id2" draw:start-glue-point="2" draw:end-shape="id5" draw:end-glue-point="0" svg:d="m11528 10747c0 3106-2039 1086-2039 4041">
          <text:p/>
        </draw:connector>
        <draw:custom-shape draw:style-name="gr4" draw:text-style-name="P1" draw:layer="layout" svg:width="2.696cm" svg:height="0.964cm" svg:x="4.257cm" svg:y="2.366cm">
          <text:p text:style-name="P1">EMPTY</text:p>
          <draw:enhanced-geometry svg:viewBox="0 0 21600 21600" draw:glue-points="10800 0 0 10800 10800 21600 21600 10800 ?f40 ?f41" draw:text-areas="0 0 21600 21600" draw:type="rectangular-callout" draw:modifiers="25436.2625139043 38230.88082901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1.985cm" svg:height="0.964cm" svg:x="21.245cm" svg:y="4.684cm">
          <text:p text:style-name="P1"><text:span text:style-name="T3">NEW</text:span></text:p>
          <draw:enhanced-geometry svg:viewBox="0 0 21600 21600" draw:glue-points="10800 0 0 10800 10800 21600 21600 10800 ?f40 ?f41" draw:text-areas="0 0 21600 21600" draw:type="rectangular-callout" draw:modifiers="3719.63746223565 41812.2279792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2.607cm" svg:height="0.964cm" svg:x="6.382cm" svg:y="7.676cm">
          <text:p text:style-name="P1">SAVED</text:p>
          <draw:enhanced-geometry svg:viewBox="0 0 21600 21600" draw:glue-points="10800 0 0 10800 10800 21600 21600 10800 ?f40 ?f41" draw:text-areas="0 0 21600 21600" draw:type="rectangular-callout" draw:modifiers="21235.5828220859 31224.8704663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673cm" svg:height="0.964cm" svg:x="21.649cm" svg:y="14.56cm">
          <text:p text:style-name="P1"><text:span text:style-name="T3">CHANGED</text:span></text:p>
          <draw:enhanced-geometry svg:viewBox="0 0 21600 21600" draw:glue-points="10800 0 0 10800 10800 21600 21600 10800 ?f40 ?f41" draw:text-areas="0 0 21600 21600" draw:type="rectangular-callout" draw:modifiers="-5544.0391943386 290.984455958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86cm" svg:height="1.09cm" svg:x="9.435cm" svg:y="6.343cm">
          <text:p text:style-name="P1"><text:span text:style-name="T1">Load (1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3.452cm" svg:height="1.205cm" svg:x="15.635cm" svg:y="3.822cm">
          <text:p text:style-name="P1"><text:span text:style-name="T3">Create (2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3.355cm" svg:height="1.091cm" svg:x="11.784cm" svg:y="12.105cm">
          <text:p text:style-name="P1"><text:span text:style-name="T4">Create (2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2.895cm" svg:height="1.091cm" svg:x="17.184cm" svg:y="10.443cm">
          <text:p text:style-name="P1"><text:span text:style-name="T4">Save (3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2.998cm" svg:height="1.205cm" svg:x="14.22cm" svg:y="7.606cm">
          <text:p text:style-name="P1"><text:span text:style-name="T3">Save (3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2.606cm" svg:height="1.204cm" svg:x="8.034cm" svg:y="12.529cm">
          <text:p text:style-name="P1"><text:span text:style-name="T4">Exit (4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curve" svg:x1="22.789cm" svg:y1="7.518cm" svg:x2="20.868cm" svg:y2="13.541cm" draw:start-shape="id3" draw:start-glue-point="1" draw:end-shape="id4" svg:d="m22789 7518c901 0 1862 6023-1921 6023">
          <text:p/>
        </draw:connector>
        <draw:connector draw:style-name="gr3" draw:text-style-name="P1" draw:layer="layout" draw:type="curve" svg:x1="11.528cm" svg:y1="10.747cm" svg:x2="18.308cm" svg:y2="14.571cm" draw:start-shape="id2" draw:start-glue-point="2" draw:end-shape="id4" draw:end-glue-point="2" svg:d="m11528 10747c0 6637 6780 4725 6780 3824">
          <text:p/>
        </draw:connector>
        <draw:custom-shape draw:style-name="gr12" draw:text-style-name="P1" draw:layer="layout" svg:width="2.86cm" svg:height="1.09cm" svg:x="14.298cm" svg:y="15.776cm">
          <text:p text:style-name="P1"><text:span text:style-name="T1">Test (5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" draw:layer="layout" svg:width="2.86cm" svg:height="1.09cm" svg:x="23.537cm" svg:y="9.419cm">
          <text:p text:style-name="P1"><text:span text:style-name="T1">Test (5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3" draw:layer="layout" svg:width="1.941cm" svg:height="1.826cm" svg:x="15.169cm" svg:y="2.306cm">
          <draw:text-box>
            <text:p><text:span text:style-name="T5">☺</text:span></text:p>
          </draw:text-box>
        </draw:frame>
        <draw:frame draw:style-name="gr13" draw:text-style-name="P3" draw:layer="layout" svg:width="1.941cm" svg:height="1.826cm" svg:x="13.754cm" svg:y="6.09cm">
          <draw:text-box>
            <text:p><text:span text:style-name="T5">☺</text:span></text:p>
          </draw:text-box>
        </draw:frame>
        <draw:frame draw:style-name="gr13" draw:text-style-name="P3" draw:layer="layout" svg:width="1.941cm" svg:height="1.826cm" svg:x="7.255cm" svg:y="10.99cm">
          <draw:text-box>
            <text:p><text:span text:style-name="T5">☺</text:span></text:p>
          </draw:text-box>
        </draw:frame>
        <draw:frame draw:style-name="gr13" draw:text-style-name="P3" draw:layer="layout" svg:width="1.941cm" svg:height="1.826cm" svg:x="2.056cm" svg:y="17.99cm">
          <draw:text-box>
            <text:p><text:span text:style-name="T5">☺</text:span></text:p>
          </draw:text-box>
        </draw:frame>
      </draw:page>
      <draw:page draw:name="page2" draw:style-name="dp1" draw:master-page-name="Standard">
        <draw:custom-shape draw:style-name="gr14" draw:text-style-name="P1" draw:layer="layout" svg:width="4.212cm" svg:height="1.445cm" svg:x="18.182cm" svg:y="7.745cm">
          <text:p text:style-name="P1"><text:span text:style-name="T6">Create</text:span><text:span text:style-name="T3"> (2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1" draw:layer="layout" svg:width="3.552cm" svg:height="1.445cm" svg:x="13.439cm" svg:y="10.281cm">
          <text:p text:style-name="P1"><text:span text:style-name="T6">Save</text:span><text:span text:style-name="T3"> (3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4" draw:layer="layout" svg:width="3.41cm" svg:height="1.445cm" svg:x="8.934cm" svg:y="17.009cm">
          <text:p text:style-name="P1"><text:span text:style-name="T7">Exit (4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" draw:layer="layout" svg:width="3.501cm" svg:height="1.445cm" svg:x="10.416cm" svg:y="14.21cm">
          <text:p text:style-name="P1"><text:span text:style-name="T8">Load</text:span><text:span text:style-name="T1"> (1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4" draw:layer="layout" svg:width="3.564cm" svg:height="1.445cm" svg:x="5.379cm" svg:y="11.549cm">
          <text:p text:style-name="P1"><text:span text:style-name="T8">Test (5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5" draw:layer="layout" svg:width="18.13cm" svg:height="1.987cm" svg:x="2.1cm" svg:y="2.982cm">
          <draw:text-box>
            <text:p><text:span text:style-name="T9">Wichtige Befehle von lEif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Fuchs</meta:initial-creator>
    <meta:creation-date>2015-01-02T12:00:13.17</meta:creation-date>
    <dc:date>2015-01-26T21:56:37.06</dc:date>
    <dc:creator>Christian Fuchs</dc:creator>
    <meta:editing-duration>PT10H56M35S</meta:editing-duration>
    <meta:editing-cycles>19</meta:editing-cycles>
    <meta:generator>OpenOffice/4.0.0$Win32 OpenOffice.org_project/400m3$Build-9702</meta:generator>
    <meta:document-statistic meta:object-count="35"/>
  </office:meta>
</office:document-meta>
</file>